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web@JLP-04:~$ sudo /opt/lampp/lampp start</text:p>
      <text:p text:style-name="Standard">[sudo] password for addweb: </text:p>
      <text:p text:style-name="Standard">Starting XAMPP for Linux 8.0.11-2...</text:p>
      <text:p text:style-name="Standard">XAMPP: Starting Apache...fail.</text:p>
      <text:p text:style-name="Standard">XAMPP: <text:s/>Another web server is already running.</text:p>
      <text:p text:style-name="Standard">XAMPP: Starting MySQL...ok.</text:p>
      <text:p text:style-name="Standard">XAMPP: Starting ProFTPD...ok.</text:p>
      <text:p text:style-name="Standard">addweb@JLP-04:~$ sudo service mysql stop</text:p>
      <text:p text:style-name="Standard">Failed to stop mysql.service: Unit mysql.service not loaded.</text:p>
      <text:p text:style-name="Standard">addweb@JLP-04:~$ sudo /etc/init.d/apache2 stop</text:p>
      <text:p text:style-name="Standard">[ ok ] Stopping apache2 (via systemctl): apache2.service.</text:p>
      <text:p text:style-name="Standard">addweb@JLP-04:~$ sudo /opt/lampp/lampp start</text:p>
      <text:p text:style-name="Standard">Starting XAMPP for Linux 8.0.11-2...</text:p>
      <text:p text:style-name="Standard">XAMPP: Starting Apache...ok.</text:p>
      <text:p text:style-name="Standard">XAMPP: Starting MySQL...already running.</text:p>
      <text:p text:style-name="Standard">XAMPP: Starting ProFTPD...already running.</text:p>
      <text:p text:style-name="Standard">addweb@JLP-04:~$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9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bc <text:s text:c="15"/>|</text:p>
      <text:p text:style-name="Standard">| aditya <text:s text:c="12"/>|</text:p>
      <text:p text:style-name="Standard">| ecommerce <text:s text:c="9"/>|</text:p>
      <text:p text:style-name="Standard">| emp <text:s text:c="15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student <text:s text:c="11"/>|</text:p>
      <text:p text:style-name="Standard">| student1 <text:s text:c="10"/>|</text:p>
      <text:p text:style-name="Standard">| test <text:s text:c="14"/>|</text:p>
      <text:p text:style-name="Standard">| test1 <text:s text:c="13"/>|</text:p>
      <text:p text:style-name="Standard">| test2 <text:s text:c="13"/>|</text:p>
      <text:p text:style-name="Standard">| xyz <text:s text:c="15"/>|</text:p>
      <text:p text:style-name="Standard">+--------------------+</text:p>
      <text:p text:style-name="Standard">14 rows in set (0.004 sec)</text:p>
      <text:p text:style-name="Standard"/>
      <text:p text:style-name="Standard">MariaDB [(none)]&gt; use abc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<text:soft-page-break/>MariaDB [abc]&gt; show tables ;</text:p>
      <text:p text:style-name="Standard">+---------------+</text:p>
      <text:p text:style-name="Standard">| Tables_in_abc |</text:p>
      <text:p text:style-name="Standard">+---------------+</text:p>
      <text:p text:style-name="Standard">| people <text:s text:c="7"/>|</text:p>
      <text:p text:style-name="Standard">| student <text:s text:c="6"/>|</text:p>
      <text:p text:style-name="Standard">+---------------+</text:p>
      <text:p text:style-name="Standard">2 rows in set (0.001 sec)</text:p>
      <text:p text:style-name="Standard"/>
      <text:p text:style-name="Standard">MariaDB [abc]&gt; select *from abc</text:p>
      <text:p text:style-name="Standard"><text:s text:c="4"/>-&gt; show tables ;</text:p>
      <text:p text:style-name="Standard">ERROR 1064 (42000): You have an error in your SQL syntax; check the manual that corresponds to your MariaDB server version for the right syntax to use near 'show tables' at line 2</text:p>
      <text:p text:style-name="Standard">MariaDB [abc]&gt; select *from abc ;</text:p>
      <text:p text:style-name="Standard">ERROR 1146 (42S02): Table 'abc.abc' doesn't exist</text:p>
      <text:p text:style-name="Standard">MariaDB [abc]&gt; select *from student ;</text:p>
      <text:p text:style-name="Standard">+------+--------+------------+-----------+--------+-----------+</text:p>
      <text:p text:style-name="Standard">| id <text:s text:c="2"/>| name <text:s text:c="2"/>| birth_name | phone_no <text:s/>| gender | address <text:s text:c="2"/>|</text:p>
      <text:p text:style-name="Standard">+------+--------+------------+-----------+--------+-----------+</text:p>
      <text:p text:style-name="Standard">| <text:s text:c="3"/>1 | amit <text:s text:c="2"/>| 1990-07-17 | <text:s/>12345678 | male <text:s text:c="2"/>| rampur <text:s text:c="3"/>|</text:p>
      <text:p text:style-name="Standard">| <text:s text:c="3"/>2 | sumit <text:s/>| 1990-06-10 | 123454647 | male <text:s text:c="2"/>| ramnagar <text:s/>|</text:p>
      <text:p text:style-name="Standard">| <text:s text:c="3"/>3 | aditi <text:s/>| 1989-06-19 | <text:s/>12345567 | female | sitapura <text:s/>|</text:p>
      <text:p text:style-name="Standard">| <text:s text:c="3"/>4 | nidhi <text:s/>| 1999-09-10 | <text:s/>12345567 | female | padranuna |</text:p>
      <text:p text:style-name="Standard">| <text:s text:c="3"/>5 | priya <text:s/>| 1995-09-10 | <text:s text:c="2"/>1345567 | female | jaipur <text:s text:c="3"/>|</text:p>
      <text:p text:style-name="Standard">| <text:s text:c="3"/>6 | mukesh | 1990-06-19 | 983909389 | male <text:s text:c="2"/>| u.p <text:s text:c="6"/>|</text:p>
      <text:p text:style-name="Standard">+------+--------+------------+-----------+--------+-----------+</text:p>
      <text:p text:style-name="Standard">6 rows in set (0.003 sec)</text:p>
      <text:p text:style-name="Standard"/>
      <text:p text:style-name="Standard">MariaDB [abc]&gt; delimiter $$</text:p>
      <text:p text:style-name="Standard">MariaDB [abc]&gt; create function customer_occupation(age int)</text:p>
      <text:p text:style-name="Standard"><text:s text:c="4"/>-&gt; returns varchar(20)</text:p>
      <text:p text:style-name="Standard"><text:s text:c="4"/>-&gt; deterministic</text:p>
      <text:p text:style-name="Standard"><text:s text:c="4"/>-&gt; begin</text:p>
      <text:p text:style-name="Standard"><text:s text:c="4"/>-&gt; declare customer_occupation varchar(20);</text:p>
      <text:p text:style-name="Standard"><text:s text:c="4"/>-&gt; if(age&gt;35)</text:p>
      <text:p text:style-name="Standard"><text:s text:c="4"/>-&gt; then</text:p>
      <text:p text:style-name="Standard"><text:s text:c="4"/>-&gt; set customer_occupation ='scientist';</text:p>
      <text:p text:style-name="Standard"><text:s text:c="4"/>-&gt; elesif(age&lt;=35 and age&gt;=30)</text:p>
      <text:p text:style-name="Standard"><text:s text:c="4"/>-&gt; then</text:p>
      <text:p text:style-name="Standard"><text:s text:c="4"/>-&gt; set customer_occupation ='engineer';</text:p>
      <text:p text:style-name="Standard"><text:s text:c="4"/>-&gt; elesif(age&lt;30)</text:p>
      <text:p text:style-name="Standard"><text:s text:c="4"/>-&gt; then</text:p>
      <text:p text:style-name="Standard"><text:s text:c="4"/>-&gt; set customer_occupation ='actor';</text:p>
      <text:p text:style-name="Standard"><text:s text:c="4"/>-&gt; end if;</text:p>
      <text:p text:style-name="Standard"><text:s text:c="4"/>-&gt; return (customer_occupation);</text:p>
      <text:p text:style-name="Standard"><text:s text:c="4"/>-&gt; end$$</text:p>
      <text:p text:style-name="Standard">ERROR 1064 (42000): You have an error in your SQL syntax; check the manual that corresponds to your MariaDB server version for the right syntax to use near '(age&lt;=35 and age&gt;=30)</text:p>
      <text:p text:style-name="Standard">then</text:p>
      <text:p text:style-name="Standard">set customer_occupation ='engineer';</text:p>
      <text:p text:style-name="Standard">elesif(age&lt;30...' at line 9</text:p>
      <text:p text:style-name="Standard"><text:soft-page-break/>MariaDB [abc]&gt; create function customer_occupation(age int) returns varchar(20) deterministic begin declare customer_occupation varchar(20); if(age&gt;35) then set customer_occupation ='scientist'; elesif(age&lt;=35&amp;&amp;age&gt;=30) then set customer_occupation ='engineer'; elesif(age&lt;30) then set customer_occupation ='actor'; end if; return (customer_occupation); end$$</text:p>
      <text:p text:style-name="Standard">ERROR 1064 (42000): You have an error in your SQL syntax; check the manual that corresponds to your MariaDB server version for the right syntax to use near '(age&lt;=35&amp;&amp;age&gt;=30) then set customer_occupation ='engineer'; elesif(age&lt;30) t...' at line 1</text:p>
      <text:p text:style-name="Standard">MariaDB [abc]&gt; create function customer_occupation(age int) returns varchar(20) deterministic begin declare customer_occupation varchar(20); if(age&gt;35) then set customer_occupation ='scientist'; elesif(age&lt;=35 and age&gt;=30) then set customer_occupation ='engineer'; elesif(age&lt;30) then set customer_occupation ='actor'; end if; return (customer_occupation); end$$</text:p>
      <text:p text:style-name="Standard">ERROR 1064 (42000): You have an error in your SQL syntax; check the manual that corresponds to your MariaDB server version for the right syntax to use near '(age&lt;=35 and age&gt;=30) then set customer_occupation ='engineer'; elesif(age&lt;30...' at line 1</text:p>
      <text:p text:style-name="Standard">MariaDB [abc]&gt; create function customer_occupation(age int)</text:p>
      <text:p text:style-name="Standard"><text:s text:c="4"/>-&gt; returns varchar(20)</text:p>
      <text:p text:style-name="Standard"><text:s text:c="4"/>-&gt; deterministic</text:p>
      <text:p text:style-name="Standard"><text:s text:c="4"/>-&gt; begin</text:p>
      <text:p text:style-name="Standard"><text:s text:c="4"/>-&gt; declare customer_occupation varchar(20);</text:p>
      <text:p text:style-name="Standard"><text:s text:c="4"/>-&gt; if(age&gt;35)</text:p>
      <text:p text:style-name="Standard"><text:s text:c="4"/>-&gt; then</text:p>
      <text:p text:style-name="Standard"><text:s text:c="4"/>-&gt; set customer_occupation ='scientist';</text:p>
      <text:p text:style-name="Standard"><text:s text:c="4"/>-&gt; elseif(age&lt;=35 and age&gt;=30)</text:p>
      <text:p text:style-name="Standard"><text:s text:c="4"/>-&gt; then</text:p>
      <text:p text:style-name="Standard"><text:s text:c="4"/>-&gt; set customer_occupation ='engineer';</text:p>
      <text:p text:style-name="Standard"><text:s text:c="4"/>-&gt; elseif(age&lt;30)</text:p>
      <text:p text:style-name="Standard"><text:s text:c="4"/>-&gt; then</text:p>
      <text:p text:style-name="Standard"><text:s text:c="4"/>-&gt; set customer_occupation ='actor';</text:p>
      <text:p text:style-name="Standard"><text:s text:c="4"/>-&gt; end if;</text:p>
      <text:p text:style-name="Standard"><text:s text:c="4"/>-&gt; return (customer_occupation);</text:p>
      <text:p text:style-name="Standard"><text:s text:c="4"/>-&gt; end$$</text:p>
      <text:p text:style-name="Standard">ERROR 1304 (42000): FUNCTION customer_occupation already exists</text:p>
      <text:p text:style-name="Standard">MariaDB [abc]&gt; drop function customer_occupation;</text:p>
      <text:p text:style-name="Standard"><text:s text:c="4"/>-&gt; $$</text:p>
      <text:p text:style-name="Standard">Query OK, 0 rows affected (0.003 sec)</text:p>
      <text:p text:style-name="Standard"/>
      <text:p text:style-name="Standard">MariaDB [abc]&gt; create function customer_occupation(age int)</text:p>
      <text:p text:style-name="Standard"><text:s text:c="4"/>-&gt; returns varchar(20)</text:p>
      <text:p text:style-name="Standard"><text:s text:c="4"/>-&gt; deterministic</text:p>
      <text:p text:style-name="Standard"><text:s text:c="4"/>-&gt; begin</text:p>
      <text:p text:style-name="Standard"><text:s text:c="4"/>-&gt; declare customer_occupation varchar(20);</text:p>
      <text:p text:style-name="Standard"><text:s text:c="4"/>-&gt; if(age&gt;35)</text:p>
      <text:p text:style-name="Standard"><text:s text:c="4"/>-&gt; then</text:p>
      <text:p text:style-name="Standard"><text:s text:c="4"/>-&gt; set customer_occupation ='scientist';</text:p>
      <text:p text:style-name="Standard"><text:s text:c="4"/>-&gt; elseif(age&lt;=35 and age&gt;=30)</text:p>
      <text:p text:style-name="Standard"><text:s text:c="4"/>-&gt; set customer_occupation ='engineer';</text:p>
      <text:p text:style-name="Standard"><text:s text:c="4"/>-&gt; $$</text:p>
      <text:p text:style-name="Standard">ERROR 1064 (42000): You have an error in your SQL syntax; check the manual that corresponds to your MariaDB server version for the right syntax to use near 'set customer_occupation ='engineer'' at line 10</text:p>
      <text:p text:style-name="Standard">MariaDB [abc]&gt; create function customer_occupation(age int)</text:p>
      <text:p text:style-name="Standard"><text:s text:c="4"/>-&gt; returns varchar(20)</text:p>
      <text:p text:style-name="Standard"><text:soft-page-break/><text:s text:c="4"/>-&gt; deterministic</text:p>
      <text:p text:style-name="Standard"><text:s text:c="4"/>-&gt; begin</text:p>
      <text:p text:style-name="Standard"><text:s text:c="4"/>-&gt; declare customer_occupation varchar(20);</text:p>
      <text:p text:style-name="Standard"><text:s text:c="4"/>-&gt; if(age&gt;35)</text:p>
      <text:p text:style-name="Standard"><text:s text:c="4"/>-&gt; then</text:p>
      <text:p text:style-name="Standard"><text:s text:c="4"/>-&gt; set customer_occupation ='scientist';</text:p>
      <text:p text:style-name="Standard"><text:s text:c="4"/>-&gt; elseif(age&lt;=35 and age&gt;=30)</text:p>
      <text:p text:style-name="Standard"><text:s text:c="4"/>-&gt; then</text:p>
      <text:p text:style-name="Standard"><text:s text:c="4"/>-&gt; set customer_occupation ='engineer';</text:p>
      <text:p text:style-name="Standard"><text:s text:c="4"/>-&gt; elseif(age&lt;30)</text:p>
      <text:p text:style-name="Standard"><text:s text:c="4"/>-&gt; then</text:p>
      <text:p text:style-name="Standard"><text:s text:c="4"/>-&gt; set customer_occupation ='actor'</text:p>
      <text:p text:style-name="Standard"><text:s text:c="4"/>-&gt; end if;</text:p>
      <text:p text:style-name="Standard"><text:s text:c="4"/>-&gt; return (customer_occupation);</text:p>
      <text:p text:style-name="Standard"><text:s text:c="4"/>-&gt; end$$</text:p>
      <text:p text:style-name="Standard">ERROR 1064 (42000): You have an error in your SQL syntax; check the manual that corresponds to your MariaDB server version for the right syntax to use near 'end if;</text:p>
      <text:p text:style-name="Standard">return (customer_occupation);</text:p>
      <text:p text:style-name="Standard">end' at line 15</text:p>
      <text:p text:style-name="Standard">MariaDB [abc]&gt; create function customer_occupation(age int)</text:p>
      <text:p text:style-name="Standard"><text:s text:c="4"/>-&gt; returns varchar(20)</text:p>
      <text:p text:style-name="Standard"><text:s text:c="4"/>-&gt; deterministic</text:p>
      <text:p text:style-name="Standard"><text:s text:c="4"/>-&gt; begin</text:p>
      <text:p text:style-name="Standard"><text:s text:c="4"/>-&gt; declare customer_occupation varchar(20);</text:p>
      <text:p text:style-name="Standard"><text:s text:c="4"/>-&gt; if(age&gt;35)</text:p>
      <text:p text:style-name="Standard"><text:s text:c="4"/>-&gt; then</text:p>
      <text:p text:style-name="Standard"><text:s text:c="4"/>-&gt; set customer_occupation ='scientist';</text:p>
      <text:p text:style-name="Standard"><text:s text:c="4"/>-&gt; elseif(age&lt;=35 and age&gt;=30)</text:p>
      <text:p text:style-name="Standard"><text:s text:c="4"/>-&gt; then</text:p>
      <text:p text:style-name="Standard"><text:s text:c="4"/>-&gt; set customer_occupation ='engineer';</text:p>
      <text:p text:style-name="Standard"><text:s text:c="4"/>-&gt; elseif(age&lt;30)</text:p>
      <text:p text:style-name="Standard"><text:s text:c="4"/>-&gt; set customer_occupation ='actor';</text:p>
      <text:p text:style-name="Standard"><text:s text:c="4"/>-&gt; $$</text:p>
      <text:p text:style-name="Standard">ERROR 1064 (42000): You have an error in your SQL syntax; check the manual that corresponds to your MariaDB server version for the right syntax to use near 'set customer_occupation ='actor'' at line 13</text:p>
      <text:p text:style-name="Standard">MariaDB [abc]&gt; create function customer_occupation(age int)</text:p>
      <text:p text:style-name="Standard"><text:s text:c="4"/>-&gt; returns varchar(20)</text:p>
      <text:p text:style-name="Standard"><text:s text:c="4"/>-&gt; deterministic</text:p>
      <text:p text:style-name="Standard"><text:s text:c="4"/>-&gt; begin</text:p>
      <text:p text:style-name="Standard"><text:s text:c="4"/>-&gt; declare customer_occupation varchar(20);</text:p>
      <text:p text:style-name="Standard"><text:s text:c="4"/>-&gt; if(age&gt;35)</text:p>
      <text:p text:style-name="Standard"><text:s text:c="4"/>-&gt; then</text:p>
      <text:p text:style-name="Standard"><text:s text:c="4"/>-&gt; set customer_occupation ='scientist';</text:p>
      <text:p text:style-name="Standard"><text:s text:c="4"/>-&gt; elseif(age&lt;=35 and age&gt;=30)</text:p>
      <text:p text:style-name="Standard"><text:s text:c="4"/>-&gt; then</text:p>
      <text:p text:style-name="Standard"><text:s text:c="4"/>-&gt; et customer_occupation ='engineer';</text:p>
      <text:p text:style-name="Standard"><text:s text:c="4"/>-&gt; $$</text:p>
      <text:p text:style-name="Standard">ERROR 1064 (42000): You have an error in your SQL syntax; check the manual that corresponds to your MariaDB server version for the right syntax to use near 'customer_occupation ='engineer'' at line 11</text:p>
      <text:p text:style-name="Standard">MariaDB [abc]&gt; drop function customer_occupation;</text:p>
      <text:p text:style-name="Standard"><text:soft-page-break/><text:s text:c="4"/>-&gt; $$</text:p>
      <text:p text:style-name="Standard">ERROR 1305 (42000): FUNCTION abc.customer_occupation does not exist</text:p>
      <text:p text:style-name="Standard">MariaDB [abc]&gt; delimiter $$</text:p>
      <text:p text:style-name="Standard">MariaDB [abc]&gt; create function customer_occupation(age int)</text:p>
      <text:p text:style-name="Standard"><text:s text:c="4"/>-&gt; returns varchar(20)</text:p>
      <text:p text:style-name="Standard"><text:s text:c="4"/>-&gt; deterministic</text:p>
      <text:p text:style-name="Standard"><text:s text:c="4"/>-&gt; begin</text:p>
      <text:p text:style-name="Standard"><text:s text:c="4"/>-&gt; declare customer_occupation</text:p>
      <text:p text:style-name="Standard"><text:s text:c="4"/>-&gt; varchar(20);</text:p>
      <text:p text:style-name="Standard"><text:s text:c="4"/>-&gt; if(age&gt;35)</text:p>
      <text:p text:style-name="Standard"><text:s text:c="4"/>-&gt; then</text:p>
      <text:p text:style-name="Standard"><text:s text:c="4"/>-&gt; set customer_occupation ='scientist';</text:p>
      <text:p text:style-name="Standard"><text:s text:c="4"/>-&gt; elseif(age&lt;=35 and age&gt;=30)</text:p>
      <text:p text:style-name="Standard"><text:s text:c="4"/>-&gt; then</text:p>
      <text:p text:style-name="Standard"><text:s text:c="4"/>-&gt; set customer_occupation ='Actor';</text:p>
      <text:p text:style-name="Standard"><text:s text:c="4"/>-&gt; endif;</text:p>
      <text:p text:style-name="Standard"><text:s text:c="4"/>-&gt; return (customer_occupation);</text:p>
      <text:p text:style-name="Standard"><text:s text:c="4"/>-&gt; end$$</text:p>
      <text:p text:style-name="Standard">ERROR 1064 (42000): You have an error in your SQL syntax; check the manual that corresponds to your MariaDB server version for the right syntax to use near ';</text:p>
      <text:p text:style-name="Standard">MariaDB [abc]&gt; create function customer_occupation(age int) returns varchar(20) deterministic begin declare customer_occupation varchar(20); if(age&gt;35) then set customer_occupation ='scientist'; elseif(age&lt;=35 and age&gt;=30) then set customer_occupation ='Actor'; end if; return (customer_occupation); end$$</text:p>
      <text:p text:style-name="Standard">Query OK, 0 rows affected (0.003 sec)erministic begin declare customer_occupation varchar(20); if(age&gt;35) then set customer_occupation ='scientist'; elseif(age&lt;=35 and age&gt;=30) then set customer_occupatio</text:p>
      <text:p text:style-name="Standard">MariaDB [abc]&gt; select name, age, customer_occupation(age)</text:p>
      <text:p text:style-name="Standard"><text:s text:c="4"/>-&gt; from customer order by age;</text:p>
      <text:p text:style-name="Standard"><text:s text:c="4"/>-&gt; $$</text:p>
      <text:p text:style-name="Standard">ERROR 1146 (42S02): Table 'abc.customer' doesn't exist</text:p>
      <text:p text:style-name="Standard">MariaDB [abc]&gt; show tables;</text:p>
      <text:p text:style-name="Standard"><text:s text:c="4"/>-&gt; $$</text:p>
      <text:p text:style-name="Standard">+---------------+</text:p>
      <text:p text:style-name="Standard">| Tables_in_abc |</text:p>
      <text:p text:style-name="Standard">+---------------+</text:p>
      <text:p text:style-name="Standard">| people <text:s text:c="7"/>|</text:p>
      <text:p text:style-name="Standard">| student <text:s text:c="6"/>|</text:p>
      <text:p text:style-name="Standard">+---------------+</text:p>
      <text:p text:style-name="Standard">2 rows in set (0.001 sec)</text:p>
      <text:p text:style-name="Standard"/>
      <text:p text:style-name="Standard">MariaDB [abc]&gt; create function customer_occupationn(age int) returns varchar(20) deterministic begin declare customer_occupation varchar(20); if(age&gt;35) then set customer_occupation ='scientist'; elseif(age&lt;=35 and age&gt;=30) then set customer_occupationn ='Actor'; endif; return (customer_occupation); end$$</text:p>
      <text:p text:style-name="Standard">ERROR 1193 (HY000): Unknown system variable 'customer_occupationn'</text:p>
      <text:p text:style-name="Standard">MariaDB [abc]&gt; create function customer_occupationn(age int) returns varchar(20) deterministic begin declare customer_occupation varchar(20); if(age&gt;35) then set customer_occupation ='scientist'; elseif(age&lt;=35 and age&gt;=30) then set customer_occupationn ='Actor'; endif; return (customer_occupation); end$$</text:p>
      <text:p text:style-name="Standard">ERROR 1193 (HY000): Unknown system variable 'customer_occupationn'</text:p>
      <text:p text:style-name="Standard">MariaDB [abc]&gt; drop function customer_occupation;</text:p>
      <text:p text:style-name="Standard"><text:soft-page-break/><text:s text:c="4"/>-&gt; $$</text:p>
      <text:p text:style-name="Standard">'Query OK, 0 rows affected (0.004 sec)</text:p>
      <text:p text:style-name="Standard"/>
      <text:p text:style-name="Standard">MariaDB [abc]&gt; show databases;</text:p>
      <text:p text:style-name="Standard"><text:s text:c="4"/>-&gt; $$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bc <text:s text:c="15"/>|</text:p>
      <text:p text:style-name="Standard">| aditya <text:s text:c="12"/>|</text:p>
      <text:p text:style-name="Standard">| ecommerce <text:s text:c="9"/>|</text:p>
      <text:p text:style-name="Standard">| emp <text:s text:c="15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student <text:s text:c="11"/>|</text:p>
      <text:p text:style-name="Standard">| student1 <text:s text:c="10"/>|</text:p>
      <text:p text:style-name="Standard">| test <text:s text:c="14"/>|</text:p>
      <text:p text:style-name="Standard">| test1 <text:s text:c="13"/>|</text:p>
      <text:p text:style-name="Standard">| test2 <text:s text:c="13"/>|</text:p>
      <text:p text:style-name="Standard">| xyz <text:s text:c="15"/>|</text:p>
      <text:p text:style-name="Standard">+--------------------+</text:p>
      <text:p text:style-name="Standard">14 rows in set (0.001 sec)</text:p>
      <text:p text:style-name="Standard"/>
      <text:p text:style-name="Standard">MariaDB [abc]&gt; DELIMITER;</text:p>
      <text:p text:style-name="Standard"><text:s text:c="4"/>-&gt; $$</text:p>
      <text:p text:style-name="Standard">ERROR 1064 (42000): You have an error in your SQL syntax; check the manual that corresponds to your MariaDB server version for the right syntax to use near 'DELIMITER' at line 1</text:p>
      <text:p text:style-name="Standard">MariaDB [abc]&gt; DELIMITER $$ <text:s/></text:p>
      <text:p text:style-name="Standard">MariaDB [abc]&gt; CREATE FUNCTION Customer_Occupation( <text:s/></text:p>
      <text:p text:style-name="Standard"><text:s text:c="4"/>-&gt; <text:s text:c="4"/>age int <text:s/></text:p>
      <text:p text:style-name="Standard"><text:s text:c="4"/>-&gt; ) <text:s text:c="2"/></text:p>
      <text:p text:style-name="Standard"><text:s text:c="4"/>-&gt; RETURNS VARCHAR(20) <text:s/></text:p>
      <text:p text:style-name="Standard"><text:s text:c="4"/>-&gt; DETERMINISTIC <text:s/></text:p>
      <text:p text:style-name="Standard"><text:s text:c="4"/>-&gt; BEGIN <text:s/></text:p>
      <text:p text:style-name="Standard"><text:s text:c="4"/>-&gt; DECLARE customer_occupation</text:p>
      <text:p text:style-name="Standard"><text:s text:c="4"/>-&gt; VARCHAR(20); <text:s/></text:p>
      <text:p text:style-name="Standard"><text:s text:c="4"/>-&gt; if(age&gt;35)</text:p>
      <text:p text:style-name="Standard"><text:s text:c="4"/>-&gt; then</text:p>
      <text:p text:style-name="Standard"><text:s text:c="4"/>-&gt; set customer_occupation ='scientist';</text:p>
      <text:p text:style-name="Standard"><text:s text:c="4"/>-&gt; elseif(age&lt;=35 and age&gt;=30) then</text:p>
      <text:p text:style-name="Standard"><text:s text:c="4"/>-&gt; set customer_occupation = 'actor';</text:p>
      <text:p text:style-name="Standard"><text:s text:c="4"/>-&gt; end if;</text:p>
      <text:p text:style-name="Standard"><text:s text:c="4"/>-&gt; return (customer_occupation);</text:p>
      <text:p text:style-name="Standard"><text:s text:c="4"/>-&gt; end$$</text:p>
      <text:p text:style-name="Standard">Query OK, 0 rows affected (0.003 sec)</text:p>
      <text:p text:style-name="Standard"/>
      <text:p text:style-name="Standard">MariaDB [abc]&gt; delimiter;</text:p>
      <text:p text:style-name="Standard"><text:s text:c="4"/>-&gt; select name,age,</text:p>
      <text:p text:style-name="Standard"><text:s text:c="4"/>-&gt; customer_occupation(age)</text:p>
      <text:p text:style-name="Standard"><text:s text:c="4"/>-&gt; from customer order by age;</text:p>
      <text:p text:style-name="Standard"><text:soft-page-break/><text:s text:c="4"/>-&gt; $$</text:p>
      <text:p text:style-name="Standard">ERROR 1064 (42000): You have an error in your SQL syntax; check the manual that corresponds to your MariaDB server version for the right syntax to use near 'delimiter;select name,age,</text:p>
      <text:p text:style-name="Standard">customer_occupation(age)</text:p>
      <text:p text:style-name="Standard">from customer order by age' at line 1</text:p>
      <text:p text:style-name="Standard">MariaDB [abc]&gt; create table people (age int, name varchar(150));</text:p>
      <text:p text:style-name="Standard"><text:s text:c="4"/>-&gt; delimiter //</text:p>
      <text:p text:style-name="Standard"><text:s text:c="4"/>-&gt; create trigger agecheck before insert on people for each row if</text:p>
      <text:p text:style-name="Standard"><text:s text:c="4"/>-&gt; new.age&lt;0</text:p>
      <text:p text:style-name="Standard"><text:s text:c="4"/>-&gt; then set new.age = 0;</text:p>
      <text:p text:style-name="Standard"><text:s text:c="4"/>-&gt; end if;</text:p>
      <text:p text:style-name="Standard"><text:s text:c="4"/>-&gt; //</text:p>
      <text:p text:style-name="Standard"><text:s text:c="4"/>-&gt; delimiter;</text:p>
      <text:p text:style-name="Standard"><text:s text:c="4"/>-&gt; </text:p>
      <text:p text:style-name="Standard"><text:s text:c="4"/>-&gt; insert into people values(-20,'sid'),(30,'josh');</text:p>
      <text:p text:style-name="Standard"><text:s text:c="4"/>-&gt; select *from student;</text:p>
      <text:p text:style-name="Standard"><text:s text:c="4"/>-&gt; $$</text:p>
      <text:p text:style-name="Standard">ERROR 1050 (42S01): Table 'people' already exists</text:p>
      <text:p text:style-name="Standard">MariaDB [abc]&gt; create table people (age int, name varchar(150)); delimiter //create trigger agecheck before insert on people for each row if new.age&lt;0 then set new.age = 0; end if; // delimiter; insert into people values(-20,'sid'),(30,'josh'); select *from people;$$</text:p>
      <text:p text:style-name="Standard">ERROR 1050 (42S01): Table 'people' already exists</text:p>
      <text:p text:style-name="Standard">MariaDB [abc]&gt; CREATE TABLE members (id INT AUTO_INCREMENT primary key,name VARCHAR(100) NOT NULL, email VARCHAR(255),birthDate DATE);</text:p>
      <text:p text:style-name="Standard"><text:s text:c="4"/>-&gt; CREATE TABLE reminders(id INT AUTO_INCREMENT,memberId INT,message VARCHAR(255) NOT NULL,PRIMARY KEY (id , memberId) );</text:p>
      <text:p text:style-name="Standard"><text:s text:c="4"/>-&gt; DELIMITER $$</text:p>
      <text:p text:style-name="Standard">Query OK, 0 rows affected (0.061 sec)</text:p>
      <text:p text:style-name="Standard"/>
      <text:p text:style-name="Standard">Query OK, 0 rows affected (0.069 sec)</text:p>
      <text:p text:style-name="Standard"/>
      <text:p text:style-name="Standard">ERROR 1064 (42000): You have an error in your SQL syntax; check the manual that corresponds to your MariaDB server version for the right syntax to use near 'DELIMITER' at line 1</text:p>
      <text:p text:style-name="Standard">MariaDB [abc]&gt; </text:p>
      <text:p text:style-name="Standard">MariaDB [abc]&gt; </text:p>
      <text:p text:style-name="Standard"><text:s text:c="4"/>-&gt; DELIMITER $$</text:p>
      <text:p text:style-name="Standard">ERROR 1050 (42S01): Table 'members' already exists</text:p>
      <text:p text:style-name="Standard">MariaDB [abc]&gt; ABLE members (id INT AUTO_INCREMENT primary key,name VARCHAR(100) NOT NULL, email VARCHAR(255),birthDate DATE); CREATE TABLE reminders(id INT AMaMariaDMariaDB MariaDMariaDMariMaMariMaMaMaMaMariaDB [abc]&gt; Ctrl-C -- exit!</text:p>
      <text:p text:style-name="Standard">Aborted</text:p>
      <text:p text:style-name="Standard">addweb@JLP-04:~$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11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<text:soft-page-break/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bc <text:s text:c="15"/>|</text:p>
      <text:p text:style-name="Standard">| aditya <text:s text:c="12"/>|</text:p>
      <text:p text:style-name="Standard">| ecommerce <text:s text:c="9"/>|</text:p>
      <text:p text:style-name="Standard">| emp <text:s text:c="15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student <text:s text:c="11"/>|</text:p>
      <text:p text:style-name="Standard">| student1 <text:s text:c="10"/>|</text:p>
      <text:p text:style-name="Standard">| test <text:s text:c="14"/>|</text:p>
      <text:p text:style-name="Standard">| test1 <text:s text:c="13"/>|</text:p>
      <text:p text:style-name="Standard">| test2 <text:s text:c="13"/>|</text:p>
      <text:p text:style-name="Standard">| xyz <text:s text:c="15"/>|</text:p>
      <text:p text:style-name="Standard">+--------------------+</text:p>
      <text:p text:style-name="Standard">14 rows in set (0.001 sec)</text:p>
      <text:p text:style-name="Standard"/>
      <text:p text:style-name="Standard">MariaDB [(none)]&gt; use abc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bc]&gt; show tables;</text:p>
      <text:p text:style-name="Standard">+---------------+</text:p>
      <text:p text:style-name="Standard">| Tables_in_abc |</text:p>
      <text:p text:style-name="Standard">+---------------+</text:p>
      <text:p text:style-name="Standard">| members <text:s text:c="6"/>|</text:p>
      <text:p text:style-name="Standard">| people <text:s text:c="7"/>|</text:p>
      <text:p text:style-name="Standard">| reminders <text:s text:c="4"/>|</text:p>
      <text:p text:style-name="Standard">| student <text:s text:c="6"/>|</text:p>
      <text:p text:style-name="Standard">+---------------+</text:p>
      <text:p text:style-name="Standard">4 rows in set (0.001 sec)</text:p>
      <text:p text:style-name="Standard"/>
      <text:p text:style-name="Standard">MariaDB [abc]&gt; create table peoplee (age int,name varchar(150));</text:p>
      <text:p text:style-name="Standard">Query OK, 0 rows affected (0.012 sec)</text:p>
      <text:p text:style-name="Standard"/>
      <text:p text:style-name="Standard">MariaDB [abc]&gt; delimiter // </text:p>
      <text:p text:style-name="Standard">MariaDB [abc]&gt; CREATE TRIGGER agecheck BEFORE INSERT ON people FOR EACH ROW IF NEW.age &lt; 0 </text:p>
      <text:p text:style-name="Standard"><text:s text:c="4"/>-&gt; THEN SET NEW.age = 0;</text:p>
      <text:p text:style-name="Standard"><text:s text:c="4"/>-&gt; END IF;//</text:p>
      <text:p text:style-name="Standard">Query OK, 0 rows affected (0.004 sec)</text:p>
      <text:p text:style-name="Standard"/>
      <text:p text:style-name="Standard">MariaDB [abc]&gt; INSERT INTO people VALUES (-20, ‘Sid’), (30, ‘Josh’);</text:p>
      <text:p text:style-name="Standard"><text:s text:c="4"/>-&gt; SELECT * FROM people;</text:p>
      <text:p text:style-name="Standard"><text:s text:c="4"/>-&gt; SELECT * FROM peoplee;</text:p>
      <text:p text:style-name="Standard"><text:s text:c="4"/>-&gt; $$</text:p>
      <text:p text:style-name="Standard"><text:s text:c="4"/>-&gt; jjd);</text:p>
      <text:p text:style-name="Standard"><text:soft-page-break/><text:s text:c="4"/>-&gt; //</text:p>
      <text:p text:style-name="Standard">ERROR 1054 (42S22): Unknown column '‘Sid’' in 'field list'</text:p>
      <text:p text:style-name="Standard">MariaDB [abc]&gt; INSERT INTO peoplee VALUES (-20, ‘Sid’), (30, ‘Josh’); </text:p>
      <text:p text:style-name="Standard"><text:s text:c="4"/>-&gt; select *from peoplee;</text:p>
      <text:p text:style-name="Standard"><text:s text:c="4"/>-&gt; select *from abc;</text:p>
      <text:p text:style-name="Standard"><text:s text:c="4"/>-&gt; $$</text:p>
      <text:p text:style-name="Standard"><text:s text:c="4"/>-&gt; //</text:p>
      <text:p text:style-name="Standard">ERROR 1054 (42S22): Unknown column '‘Sid’' in 'field list'</text:p>
      <text:p text:style-name="Standard">MariaDB [abc]&gt; INSERT INTO peoplee VALUES (-20, ‘id’), (30, ‘Josh’); <text:s/>select *from peoplee; select *from abc; $$//</text:p>
      <text:p text:style-name="Standard">ERROR 1054 (42S22): Unknown column '‘id’' in 'field list'</text:p>
      <text:p text:style-name="Standard">MariaDB [abc]&gt; INSERT INTO peoplee VALUES (-20, ‘aditya’), (30, ‘Josh’); <text:s/>select *from peoplee; select *from abc; $$//</text:p>
      <text:p text:style-name="Standard">ERROR 1054 (42S22): Unknown column '‘aditya’' in 'field list'</text:p>
      <text:p text:style-name="Standard">MariaDB [abc]&gt; INSERT INTO peoplee VALUES (-20, sid), (30, ‘Josh’); <text:s/>select *from peoplee; select *from abc; $$//</text:p>
      <text:p text:style-name="Standard">ERROR 1054 (42S22): Unknown column 'sid' in 'field list'</text:p>
      <text:p text:style-name="Standard">MariaDB [abc]&gt; INSERT INTO peoplee VALUES (-20, sid), (30, ‘Josh’);</text:p>
      <text:p text:style-name="Standard"><text:s text:c="4"/>-&gt; INSERT INTO peoplee VALUES (-20, ‘Sid’), (30, ‘Josh’); Ctrl-C -- exit!</text:p>
      <text:p text:style-name="Standard">Aborted</text:p>
      <text:p text:style-name="Standard">addweb@JLP-04:~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2:15:20.608607006</meta:creation-date>
    <dc:date>2021-11-23T12:15:32.101230185</dc:date>
    <meta:editing-duration>PT1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9" meta:paragraph-count="369" meta:word-count="2143" meta:character-count="15669" meta:non-whitespace-character-count="12715"/>
  </office:meta>
</office:document-meta>
</file>